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text-properties fo:color="#ff950e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bold" style:font-size-complex="10pt" style:font-weight-complex="bold"/>
    </style:style>
    <style:style style:name="P15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fo:color="#c0c0c0"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ff0000"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4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6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fo:color="#00ae00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letter-spacing="normal" fo:font-style="normal" style:font-weight-asian="bold" style:font-weight-complex="bold"/>
    </style:style>
    <style:style style:name="T11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2" style:family="text">
      <style:text-properties fo:font-variant="normal" fo:text-transform="none" fo:color="#ff950e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444444" fo:letter-spacing="normal" fo:font-style="normal" fo:font-weight="normal"/>
    </style:style>
    <style:style style:name="T14" style:family="text">
      <style:text-properties fo:font-variant="normal" fo:text-transform="none" fo:color="#444444" style:font-name="Arial" fo:letter-spacing="normal" fo:font-style="normal" fo:font-weight="normal"/>
    </style:style>
    <style:style style:name="T15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color="#000000"/>
    </style:style>
    <style:style style:name="T21" style:family="text">
      <style:text-properties fo:color="#000000" style:text-underline-style="solid" style:text-underline-width="auto" style:text-underline-color="font-color"/>
    </style:style>
    <style:style style:name="T22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color="#000000" style:font-name="Arial" style:font-name-asian="Courier New" style:font-name-complex="Courier New"/>
    </style:style>
    <style:style style:name="T24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25" style:family="text">
      <style:text-properties fo:color="#000000" style:font-name="Arial1" fo:font-size="10pt"/>
    </style:style>
    <style:style style:name="T26" style:family="text">
      <style:text-properties fo:color="#7f0055"/>
    </style:style>
    <style:style style:name="T27" style:family="text">
      <style:text-properties fo:color="#7f0055" fo:font-weight="bold" style:font-weight-asian="bold" style:font-weight-complex="bold"/>
    </style:style>
    <style:style style:name="T28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color="#557f5f"/>
    </style:style>
    <style:style style:name="T30" style:family="text">
      <style:text-properties fo:color="#3f55bf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1">C:/sf2_tutorials/shop/app/config/parameters.yml</text:p>
      <text:p text:style-name="P2">parameters:</text:p>
      <text:p text:style-name="P19"><text:s text:c="4"/>database_driver: pdo_mysql</text:p>
      <text:p text:style-name="P19"><text:s text:c="4"/>database_host: 127.0.0.1</text:p>
      <text:p text:style-name="P19"><text:s text:c="4"/>database_port: null</text:p>
      <text:p text:style-name="P19"><text:s text:c="4"/>database_name: shop</text:p>
      <text:p text:style-name="P19"><text:s text:c="4"/>database_user: root</text:p>
      <text:p text:style-name="P19"><text:s text:c="4"/>database_password: null</text:p>
      <text:p text:style-name="P19"><text:s text:c="4"/>mailer_transport: smtp</text:p>
      <text:p text:style-name="P19"><text:s text:c="4"/>mailer_host: 127.0.0.1</text:p>
      <text:p text:style-name="P19"><text:s text:c="4"/>mailer_user: null</text:p>
      <text:p text:style-name="P19"><text:s text:c="4"/>mailer_password: null</text:p>
      <text:p text:style-name="P19"><text:s text:c="4"/>locale: en</text:p>
      <text:p text:style-name="P19"><text:s text:c="4"/>secret: 90821b20928a10fb0d0cfc454d1710f807</text:p>
      <text:p text:style-name="P19"><text:s text:c="4"/>database_path: null</text:p>
      <text:p text:style-name="P1"/>
      <text:p text:style-name="P6">2.Zapisanie tabel bazy danych w formacie yml</text:p>
      <text:p text:style-name="P6"/>
      <text:p text:style-name="P10"># src/Application/ShopBundle/Resources/config/<text:span text:style-name="T3">doctrine/Category.orm.yml</text:span></text:p>
      <text:p text:style-name="P10"># src/Application/ShopBundle/Resources/config/<text:span text:style-name="T3">doctrine/Image.orm.yml</text:span></text:p>
      <text:p text:style-name="P10"># src/Application/ShopBundle/Resources/config/<text:span text:style-name="T3">doctrine/Product.orm.yml</text:span></text:p>
      <text:p text:style-name="P10"># src/Application/ShopBundle/Resources/config/<text:span text:style-name="T3">doctrine/Review.orm.yml</text:span></text:p>
      <text:p text:style-name="P10"># src/Application/ShopBundle/Resources/config/<text:span text:style-name="T3">doctrine/Transaction.orm.yml</text:span></text:p>
      <text:p text:style-name="P10"># src/Application/ShopBundle/Resources/config/<text:span text:style-name="T3">doctrine/User.orm.yml</text:span></text:p>
      <text:p text:style-name="P10"># src/Application/ShopBundle/Resources/config/<text:span text:style-name="T3">doctrine/Tag.orm.yml</text:span></text:p>
      <text:p text:style-name="P35"/>
      <text:p text:style-name="P2">Przykładowa tabela <text:span text:style-name="T2">Product.orm.yml</text:span></text:p>
      <text:p text:style-name="P2"/>
      <text:p text:style-name="P2"># src/Application/ShopBundle/Resources/config/doctrine/Product.orm.yml</text:p>
      <text:p text:style-name="P19">Application\ShopBundle\Entity\Product:</text:p>
      <text:p text:style-name="P19"><text:s text:c="2"/>type: entity</text:p>
      <text:p text:style-name="P19"><text:s text:c="2"/>#repositoryClass: Application\ShopBundle\Repository\ProductRepository</text:p>
      <text:p text:style-name="P19"><text:s text:c="2"/>table: product</text:p>
      <text:p text:style-name="P19"><text:s text:c="2"/>id:</text:p>
      <text:p text:style-name="P19"><text:s text:c="4"/>id:</text:p>
      <text:p text:style-name="P19"><text:s text:c="6"/>type: integer</text:p>
      <text:p text:style-name="P19"><text:s text:c="6"/>generator: { strategy: AUTO }</text:p>
      <text:p text:style-name="P19"><text:s text:c="2"/>fields:</text:p>
      <text:p text:style-name="P19"><text:s text:c="4"/>title:</text:p>
      <text:p text:style-name="P19"><text:s text:c="6"/>type: string</text:p>
      <text:p text:style-name="P19"><text:s text:c="6"/>length: 100</text:p>
      <text:p text:style-name="P19"><text:s text:c="4"/>code:</text:p>
      <text:p text:style-name="P19"><text:s text:c="6"/>type: string</text:p>
      <text:p text:style-name="P19"><text:s text:c="6"/>length: 50</text:p>
      <text:p text:style-name="P19"><text:s text:c="4"/>price:</text:p>
      <text:p text:style-name="P19"><text:s text:c="6"/>type: decimal</text:p>
      <text:p text:style-name="P19"><text:s text:c="6"/>scale: 2</text:p>
      <text:p text:style-name="P19"><text:s text:c="4"/>price_promotion:</text:p>
      <text:p text:style-name="P19"><text:s text:c="6"/>type: decimal</text:p>
      <text:p text:style-name="P19"><text:s text:c="6"/>scale: 2</text:p>
      <text:p text:style-name="P19"><text:s text:c="6"/>nullable: true</text:p>
      <text:p text:style-name="P19"><text:s text:c="4"/>amount:</text:p>
      <text:p text:style-name="P19"><text:s text:c="6"/>type: integer</text:p>
      <text:p text:style-name="P19"><text:s text:c="6"/>nullable: true</text:p>
      <text:p text:style-name="P19"><text:s text:c="4"/>description:</text:p>
      <text:p text:style-name="P19"><text:s text:c="6"/>type: string</text:p>
      <text:p text:style-name="P19"><text:s text:c="6"/>length: 255</text:p>
      <text:p text:style-name="P19"><text:s text:c="4"/>description_full:</text:p>
      <text:p text:style-name="P19"><text:s text:c="6"/>type: text</text:p>
      <text:p text:style-name="P19"><text:s text:c="4"/>is_active:</text:p>
      <text:p text:style-name="P19"><text:s text:c="6"/>type: boolean</text:p>
      <text:p text:style-name="P19"><text:s text:c="6"/>nullable: true</text:p>
      <text:p text:style-name="P19"><text:soft-page-break/><text:s text:c="6"/>default: 0</text:p>
      <text:p text:style-name="P19"><text:s text:c="4"/>created_at:</text:p>
      <text:p text:style-name="P19"><text:s text:c="6"/>type: datetime</text:p>
      <text:p text:style-name="P19"><text:s text:c="4"/>updated_at:</text:p>
      <text:p text:style-name="P19"><text:s text:c="6"/>type: datetime</text:p>
      <text:p text:style-name="P19"><text:s text:c="6"/>nullable: true</text:p>
      <text:p text:style-name="P19"><text:s text:c="2"/>oneToMany:</text:p>
      <text:p text:style-name="P19"><text:s text:c="4"/>reviews:</text:p>
      <text:p text:style-name="P19"><text:s text:c="6"/>targetEntity: Review</text:p>
      <text:p text:style-name="P19"><text:s text:c="6"/>mappedBy: product</text:p>
      <text:p text:style-name="P19"><text:s text:c="6"/>cascade: [ remove ]</text:p>
      <text:p text:style-name="P19"><text:s text:c="4"/>images:</text:p>
      <text:p text:style-name="P19"><text:s text:c="6"/>targetEntity: Image</text:p>
      <text:p text:style-name="P19"><text:s text:c="6"/>mappedBy: product</text:p>
      <text:p text:style-name="P19"><text:s text:c="6"/>cascade: [ remove ]</text:p>
      <text:p text:style-name="P19"><text:s text:c="2"/>manyToOne:</text:p>
      <text:p text:style-name="P19"><text:s text:c="4"/>category:</text:p>
      <text:p text:style-name="P19"><text:s text:c="6"/>targetEntity: Category</text:p>
      <text:p text:style-name="P19"><text:s text:c="6"/>inversedBy: products</text:p>
      <text:p text:style-name="P19"><text:s text:c="6"/>#cascade: [ persist ]</text:p>
      <text:p text:style-name="P19"><text:s text:c="6"/>joinColumn:</text:p>
      <text:p text:style-name="P19"><text:s text:c="8"/>name: category_id</text:p>
      <text:p text:style-name="P19"><text:s text:c="8"/>referencedColumnName: id</text:p>
      <text:p text:style-name="P19"><text:s text:c="2"/>manyToMany:</text:p>
      <text:p text:style-name="P19"># <text:s text:c="3"/>categories:</text:p>
      <text:p text:style-name="P19"># <text:s text:c="5"/>targetEntity: Category</text:p>
      <text:p text:style-name="P19"># <text:s text:c="5"/>inversedBy: products</text:p>
      <text:p text:style-name="P19"># <text:s text:c="5"/>#cascade: [ persist ]</text:p>
      <text:p text:style-name="P19"># <text:s text:c="5"/>joinTable:</text:p>
      <text:p text:style-name="P19"># <text:s text:c="7"/>name: product_category</text:p>
      <text:p text:style-name="P19"># <text:s text:c="7"/>joinColumns:</text:p>
      <text:p text:style-name="P19"># <text:s text:c="9"/>product_id:</text:p>
      <text:p text:style-name="P19"># <text:s text:c="11"/>referencedColumnName: id</text:p>
      <text:p text:style-name="P19"># <text:s text:c="7"/>inverseJoinColumns:</text:p>
      <text:p text:style-name="P19"># <text:s text:c="9"/>category_id:</text:p>
      <text:p text:style-name="P19"># <text:s text:c="11"/>referencedColumnName: id</text:p>
      <text:p text:style-name="P19"><text:s text:c="4"/>tags:</text:p>
      <text:p text:style-name="P19"><text:s text:c="6"/>targetEntity: Tag</text:p>
      <text:p text:style-name="P19"><text:s text:c="6"/>inversedBy: products</text:p>
      <text:p text:style-name="P19"><text:s text:c="6"/>#cascade: [ persist ]</text:p>
      <text:p text:style-name="P19"><text:s text:c="6"/>joinTable:</text:p>
      <text:p text:style-name="P19"><text:s text:c="8"/>name: product_tag</text:p>
      <text:p text:style-name="P19"><text:s text:c="8"/>joinColumns:</text:p>
      <text:p text:style-name="P19"><text:s text:c="10"/>product_id:</text:p>
      <text:p text:style-name="P19"><text:s text:c="12"/>referencedColumnName: id</text:p>
      <text:p text:style-name="P19"><text:s text:c="8"/>inverseJoinColumns:</text:p>
      <text:p text:style-name="P19"><text:s text:c="10"/>tag_id:</text:p>
      <text:p text:style-name="P19"><text:s text:c="12"/>referencedColumnName: id</text:p>
      <text:p text:style-name="P19"><text:s text:c="4"/>transactions:</text:p>
      <text:p text:style-name="P19"><text:s text:c="6"/>targetEntity: Transaction</text:p>
      <text:p text:style-name="P19"><text:s text:c="6"/>mappedBy: products</text:p>
      <text:p text:style-name="P19"><text:s text:c="6"/>#cascade: [ persist ]</text:p>
      <text:p text:style-name="P19"><text:s text:c="2"/>lifecycleCallbacks:</text:p>
      <text:p text:style-name="P19"><text:s text:c="4"/>prePersist: [ setCreatedAtValue ] </text:p>
      <text:p text:style-name="P19"><text:s text:c="4"/>preUpdate: [ setUpdatedAtValue ]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. Tworzenie bazy danych za pomocą polecenia</text:p>
      <text:p text:style-name="P1"/>
      <text:p text:style-name="P1"><text:tab/><text:span text:style-name="T1">php app/console doctrine:database:create</text:span></text:p>
      <text:p text:style-name="P6"/>
      <text:p text:style-name="P6">4. Tworzenie klas za pomocą polecenia</text:p>
      <text:p text:style-name="P6"/>
      <text:p text:style-name="P7"><text:tab/><text:span text:style-name="T1">php app/console doctrine:generate:entities ApplicationShopBundle</text:span></text:p>
      <text:p text:style-name="P4"/>
      <text:p text:style-name="P6">Po wykonabiu polecenia powstaje katalog Entity z klasami:</text:p>
      <text:p text:style-name="P6"/>
      <text:p text:style-name="P11"><text:span text:style-name="T4">src\Application\ShopBundle\</text:span>Entity\Category.php</text:p>
      <text:p text:style-name="P11"><text:span text:style-name="T4">src\Application\ShopBundle\</text:span>Entity\Image.php</text:p>
      <text:p text:style-name="P11"><text:span text:style-name="T4">src\Application\ShopBundle\</text:span>Entity\Product.php</text:p>
      <text:p text:style-name="P11"><text:span text:style-name="T4">src\Application\ShopBundle\</text:span>Entity\Review.php</text:p>
      <text:p text:style-name="P12"><text:span text:style-name="T4">src\Application\ShopBundle\</text:span>Entity\Transaction.php</text:p>
      <text:p text:style-name="P11"><text:span text:style-name="T4">src\Application\ShopBundle\</text:span>Entity\User.php</text:p>
      <text:p text:style-name="P12"><text:span text:style-name="T4">src\Application\ShopBundle\</text:span>Entity\Tag.php</text:p>
      <text:p text:style-name="P12"/>
      <text:p text:style-name="P7">5. W powstałych klasach dodajemy następujące wpisy:</text:p>
      <text:p text:style-name="P4"/>
      <text:p text:style-name="P11"><text:span text:style-name="T4">src\Application\ShopBundle\</text:span>Entity\Category.php</text:p>
      <text:p text:style-name="P11"><text:span text:style-name="T4">src\Application\ShopBundle\</text:span>Entity\Product.php</text:p>
      <text:p text:style-name="P12"><text:span text:style-name="T4">src\Application\ShopBundle\</text:span>Entity\Review.php</text:p>
      <text:p text:style-name="P4"/>
      <text:p text:style-name="P5"><text:span text:style-name="T20"><text:s text:c="4"/></text:span><text:span text:style-name="T26">public function </text:span><text:span text:style-name="T20">setCreatedAtValue()</text:span></text:p>
      <text:p text:style-name="P23"><text:s text:c="4"/>{</text:p>
      <text:p text:style-name="P19"><text:span text:style-name="T20"><text:s text:c="8"/></text:span><text:span text:style-name="T29">// Add your code here</text:span></text:p>
      <text:p text:style-name="P19"><text:span text:style-name="T20"><text:s text:c="8"/></text:span><text:span text:style-name="T27">if</text:span><text:span text:style-name="T20">(!$this-&gt;getCreatedAt())</text:span></text:p>
      <text:p text:style-name="P23"><text:s text:c="8"/>{</text:p>
      <text:p text:style-name="P19"><text:span text:style-name="T20"><text:s text:c="12"/>$this-&gt;created_at = </text:span><text:span text:style-name="T27">new </text:span><text:span text:style-name="T20">\DateTime();</text:span></text:p>
      <text:p text:style-name="P23"><text:s text:c="8"/>}</text:p>
      <text:p text:style-name="P23"><text:s text:c="4"/>}</text:p>
      <text:p text:style-name="P19"/>
      <text:p text:style-name="P19"><text:span text:style-name="T20"><text:s text:c="4"/></text:span><text:span text:style-name="T30">/**</text:span></text:p>
      <text:p text:style-name="P31"><text:s text:c="5"/>* @ORM\PreUpdate</text:p>
      <text:p text:style-name="P31"><text:s text:c="5"/>*/</text:p>
      <text:p text:style-name="P19"><text:span text:style-name="T20"><text:s text:c="4"/></text:span><text:span text:style-name="T27">public function </text:span><text:span text:style-name="T20">setUpdatedAtValue()</text:span></text:p>
      <text:p text:style-name="P23"><text:s text:c="4"/>{</text:p>
      <text:p text:style-name="P19"><text:span text:style-name="T20"><text:s text:c="8"/></text:span><text:span text:style-name="T29">// Add your code here</text:span></text:p>
      <text:p text:style-name="P19"><text:span text:style-name="T20"><text:s text:c="8"/>$this-&gt;updated_at = </text:span><text:span text:style-name="T27">new </text:span><text:span text:style-name="T20">\DateTime();</text:span></text:p>
      <text:p text:style-name="P23"><text:s text:c="4"/>}</text:p>
      <text:p text:style-name="P23"/>
      <text:p text:style-name="P12"><text:span text:style-name="T4">src\Application\ShopBundle\</text:span>Entity\Transaction.php</text:p>
      <text:p text:style-name="P12"><text:span text:style-name="T4">src\Application\ShopBundle\</text:span>Entity\User.php</text:p>
      <text:p text:style-name="P4"/>
      <text:p text:style-name="P5"><text:span text:style-name="T20"><text:s text:c="4"/></text:span><text:span text:style-name="T30">/**</text:span></text:p>
      <text:p text:style-name="P31"><text:s text:c="5"/>* @ORM\PrePersist</text:p>
      <text:p text:style-name="P31"><text:s text:c="5"/>*/</text:p>
      <text:p text:style-name="P19"><text:span text:style-name="T20"><text:s text:c="4"/></text:span><text:span text:style-name="T27">public function </text:span><text:span text:style-name="T20">setCreatedAtValue()</text:span></text:p>
      <text:p text:style-name="P23"><text:s text:c="4"/>{</text:p>
      <text:p text:style-name="P19"><text:span text:style-name="T20"><text:s text:c="8"/></text:span><text:span text:style-name="T29">// Add your code here</text:span></text:p>
      <text:p text:style-name="P19"><text:span text:style-name="T20"><text:s text:c="8"/>$this-&gt;created_at = </text:span><text:span text:style-name="T27">new </text:span><text:span text:style-name="T20">\DateTime();</text:span></text:p>
      <text:p text:style-name="P23"><text:s text:c="4"/>}</text:p>
      <text:p text:style-name="P4"/>
      <text:p text:style-name="P6">6. Tworzenie lub aktualizacja tabel za pomocą polecenia</text:p>
      <text:p text:style-name="P6"/>
      <text:p text:style-name="P7"><text:tab/><text:span text:style-name="T1">php app/console doctrine:schema:update --force</text:span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The Initial Data - Fixtures </text:p>
      <text:p text:style-name="P6"/>
      <text:p text:style-name="P6">1. Instalacja pakietu - <text:a xlink:type="simple" xlink:href="http://getcomposer.org/download/">http://getcomposer.org/download/</text:a> </text:p>
      <text:p text:style-name="P6"><text:span text:style-name="T7">Otwieramy wiersz poleceń GitBash</text:span> i przechodzimy do katalogu z projektem C:\sf2-tutorials\shop</text:p>
      <text:p text:style-name="P6"/>
      <text:p text:style-name="P6">Do wiersz poleceń wprowadzamy:</text:p>
      <text:p text:style-name="P6"/>
      <text:p text:style-name="P3"><text:span text:style-name="T8">curl -s https://getcomposer.org/installer | php</text:span> </text:p>
      <text:p text:style-name="P3"/>
      <text:p text:style-name="P6">Do katalogu C:\sf2-tutorials\shop zostaje dodany plik <text:span text:style-name="T3">composer.phar</text:span></text:p>
      <text:p text:style-name="P6"/>
      <text:p text:style-name="P6">2. Wirtualny serwer wamp ustawienia:</text:p>
      <text:p text:style-name="P6"/>
      <text:p text:style-name="P6">C:\wamp\bin\php\php5.3.4\php.ini</text:p>
      <text:p text:style-name="P6">extension=php_openssl.dll – zdejmujemy komentarz</text:p>
      <text:p text:style-name="P6"/>
      <text:p text:style-name="P6">C:\wamp\bin\apache\Apache2.2.17\bin\php.ini</text:p>
      <text:p text:style-name="P6">extension=php_openssl.dll – zdejmujemy komentarz</text:p>
      <text:p text:style-name="P6"/>
      <text:p text:style-name="P6">3. Instalacja biblioteki</text:p>
      <text:p text:style-name="P6"/>
      <text:p text:style-name="P6">Usuwamy plik .git</text:p>
      <text:p text:style-name="P8"/>
      <text:p text:style-name="P6"><text:span text:style-name="T9"><text:tab/></text:span><text:span text:style-name="T11">rm -rf vendor/**/.git</text:span></text:p>
      <text:p text:style-name="P14"/>
      <text:p text:style-name="P6"><text:span text:style-name="T10">lub usuwamy cały katalog </text:span><text:span text:style-name="T11">rm -rf vendor</text:span><text:span text:style-name="T10"> (symfony v.2.1.*)</text:span></text:p>
      <text:p text:style-name="P14"/>
      <text:p text:style-name="P15">przed wywołaniem polecenia:</text:p>
      <text:p text:style-name="P15"/>
      <text:p text:style-name="P17"><text:span text:style-name="T12">$ php composer.phar update</text:span><text:span text:style-name="T16"> </text:span></text:p>
      <text:p text:style-name="P17"/>
      <text:p text:style-name="P6">Do pliku composer.json dodajem następujący wpis:</text:p>
      <text:p text:style-name="P34"/>
      <text:p text:style-name="P11">{</text:p>
      <text:p text:style-name="P11"><text:s text:c="4"/>"require": {</text:p>
      <text:p text:style-name="P11">...</text:p>
      <text:p text:style-name="P13"><text:span text:style-name="T17"><text:s text:c="8"/>"doctrine/doctrine-fixtures-bundle": "</text:span><text:span text:style-name="T19">dev</text:span><text:span text:style-name="T17">-master",</text:span></text:p>
      <text:p text:style-name="P20"><text:s text:c="8"/>"doctrine/data-fixtures": "<text:span text:style-name="T18">dev</text:span>-master"</text:p>
      <text:p text:style-name="P11"><text:s text:c="4"/>}</text:p>
      <text:p text:style-name="P11">}</text:p>
      <text:p text:style-name="P6"/>
      <text:p text:style-name="P6">4. Update wersji biblioteki</text:p>
      <text:p text:style-name="P6"/>
      <text:p text:style-name="P18">Biblioteki najlepiej instalować eksportująć projekt (bez svn) następnie wpisujemy polecenie</text:p>
      <text:p text:style-name="P6"/>
      <text:p text:style-name="P3">$ php composer.phar update</text:p>
      <text:p text:style-name="P3"/>
      <text:p text:style-name="P3">lub</text:p>
      <text:p text:style-name="P16"/>
      <text:p text:style-name="P3"><text:span text:style-name="T8">$ php composer.phar update doctrine/doctrine-fixtures-bundle</text:span> </text:p>
      <text:p text:style-name="P3"/>
      <text:p text:style-name="P3"><text:span text:style-name="T13">Jeżeli wszystko działa, to teraz można znaleźć pliki pakietu </text:span><text:span text:style-name="Teletype"><text:span text:style-name="T14">DoctrineFixturesBundle </text:span></text:span><text:span text:style-name="T13">w katalogu</text:span></text:p>
      <text:p text:style-name="P3"><text:span text:style-name="Teletype"><text:span text:style-name="T14">vendor/doctrine/doctrine-fixtures-bundle</text:span></text:span><text:span text:style-name="T13">.</text:span> </text:p>
      <text:p text:style-name="P3"><text:span text:style-name="Teletype"><text:span text:style-name="T14">DoctrineFixturesBundle </text:span></text:span><text:span text:style-name="T13">instaluje bibliotekę </text:span><text:a xlink:type="simple" xlink:href="https://github.com/doctrine/data-fixtures"><text:span text:style-name="T15">Doctrine Data Fixtures</text:span></text:a><text:span text:style-name="T13">. Biblioteke ta można znaleźć w</text:span></text:p>
      <text:p text:style-name="P3"><text:span text:style-name="Teletype"><text:span text:style-name="T14">vendor/doctrine/data-fixtures</text:span></text:span><text:span text:style-name="T13">.</text:span> </text:p>
      <text:p text:style-name="P3"/>
      <text:p text:style-name="P18">Po zainstalowaniu bibliotek przerzucamy pliki z powrotem do projektu z svn i comitujemy</text:p>
      <text:p text:style-name="P6"/>
      <text:p text:style-name="P6"/>
      <text:p text:style-name="P6"/>
      <text:p text:style-name="P6"><text:soft-page-break/></text:p>
      <text:p text:style-name="P6"/>
      <text:p text:style-name="P6">5. Rejestracja bibliotek w projekcie</text:p>
      <text:p text:style-name="P6"/>
      <text:p text:style-name="P6">/jobeet2/app/AppKernel.php</text:p>
      <text:p text:style-name="P6"/>
      <text:p text:style-name="P6">// ...</text:p>
      <text:p text:style-name="P10"><text:span text:style-name="T20"><text:s text:c="4"/></text:span><text:span text:style-name="T27">public function </text:span><text:span text:style-name="T20">registerBundles()</text:span></text:p>
      <text:p text:style-name="P23"><text:s text:c="4"/>{</text:p>
      <text:p text:style-name="P19"><text:span text:style-name="T20"><text:s text:c="8"/>$bundles = </text:span><text:span text:style-name="T27">array</text:span><text:span text:style-name="T20">(</text:span></text:p>
      <text:p text:style-name="P24">...</text:p>
      <text:p text:style-name="P19"><text:span text:style-name="T22"><text:s text:c="12"/></text:span><text:span text:style-name="T28">new </text:span><text:span text:style-name="T21">Doctrine\Bundle\FixturesBundle\DoctrineFixturesBundle(),</text:span></text:p>
      <text:p text:style-name="P23"><text:s text:c="8"/>);</text:p>
      <text:p text:style-name="P19"/>
      <text:p text:style-name="P19"><text:span text:style-name="T20"><text:s text:c="8"/></text:span><text:span text:style-name="T27">return </text:span><text:span text:style-name="T20">$bundles;</text:span></text:p>
      <text:p text:style-name="P23"><text:s text:c="4"/>}</text:p>
      <text:p text:style-name="P23"/>
      <text:p text:style-name="P25">po wprowadzeniu komenty:</text:p>
      <text:p text:style-name="P25"/>
      <text:p text:style-name="P28">php app/console</text:p>
      <text:p text:style-name="P25"/>
      <text:p text:style-name="P25">Powinniśmy zobaczyć nowe polecenia symfony miedzy innymi:</text:p>
      <text:p text:style-name="P25"/>
      <text:p text:style-name="P28">doctrine:fixtures:load</text:p>
      <text:p text:style-name="P28"/>
      <text:p text:style-name="P28"/>
      <text:p text:style-name="P27">Tworzymy klasy do ładoania danych</text:p>
      <text:p text:style-name="P29"/>
      <text:p text:style-name="P29">1.</text:p>
      <text:p text:style-name="P29"/>
      <text:p text:style-name="P29">src/Application/ShopBundle/<text:span text:style-name="T3">DataFixtures/ORM/LoadCategoryData.php</text:span></text:p>
      <text:p text:style-name="P29">src/Application/ShopBundle/<text:span text:style-name="T3">DataFixtures/ORM/LoadImageData.php</text:span></text:p>
      <text:p text:style-name="P29">src/Application/ShopBundle/<text:span text:style-name="T3">DataFixtures/ORM/LoadProductData.php</text:span></text:p>
      <text:p text:style-name="P29">src/Application/ShopBundle/<text:span text:style-name="T3">DataFixtures/ORM/LoadReviewData.php</text:span></text:p>
      <text:p text:style-name="P29">src/Application/ShopBundle/<text:span text:style-name="T3">DataFixtures/ORM/LoadTransactionData.php</text:span></text:p>
      <text:p text:style-name="P29">src/Application/ShopBundle/<text:span text:style-name="T3">DataFixtures/ORM/LoadUserData.php</text:span></text:p>
      <text:p text:style-name="P22"/>
      <text:p text:style-name="P32"><text:span text:style-name="T17">nullable: false - </text:span><text:span text:style-name="T23">wartość domyślna, obowiązkowo musimy podać dane</text:span></text:p>
      <text:p text:style-name="P32"><text:span text:style-name="T17">nullable: true - </text:span><text:span text:style-name="T23">nie musimy wypełniać pola danymi</text:span></text:p>
      <text:p text:style-name="P25"/>
      <text:p text:style-name="P25">2. Załadowanie danych do tabel:</text:p>
      <text:p text:style-name="P25"/>
      <text:p text:style-name="P28">php app/console doctrine:fixtures:load</text:p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Tworzymy strony produktowe</text:p>
      <text:p text:style-name="P29"/>
      <text:p text:style-name="P29">1.</text:p>
      <text:p text:style-name="P28"/>
      <text:p text:style-name="P28">php app/console doctrine:generate:crud </text:p>
      <text:p text:style-name="P28">--entity=ApplicationShopBundle:Product </text:p>
      <text:p text:style-name="P28">--route-prefix=application_product </text:p>
      <text:p text:style-name="P28">--with-write </text:p>
      <text:p text:style-name="P28">--format=yml</text:p>
      <text:p text:style-name="P28"/>
      <text:p text:style-name="P29">2. Czyszczenie cache:</text:p>
      <text:p text:style-name="P29"/>
      <text:p text:style-name="P28">php app/console cache:clear --env=prod</text:p>
      <text:p text:style-name="P28">php app/console cache:clear –env=dev</text:p>
      <text:p text:style-name="P28"/>
      <text:list xml:id="list36178421" text:style-name="L1">
        <text:list-header>
          <text:p text:style-name="P36">3. Nowa strona dostępna jest pod adresem:</text:p>
        </text:list-header>
      </text:list>
      <text:p text:style-name="P29"/>
      <text:p text:style-name="P33"><text:a xlink:type="simple" xlink:href="http://jobeet2.localhost/app_dev.php/job">http://shop.localhost/app_dev.php/</text:a><text:span text:style-name="T5">product</text:span></text:p>
      <text:p text:style-name="P28"><text:a xlink:type="simple" xlink:href="http://shop.localhost/app.php/product"><text:span text:style-name="T6">http://shop.localhost/app.php/product</text:span></text:a></text:p>
      <text:p text:style-name="P29"/>
      <text:p text:style-name="P29"/>
      <text:p text:style-name="P30">Podsumowanie</text:p>
      <text:p text:style-name="P29"/>
      <text:p text:style-name="P28">php app/console doctrine:database:create</text:p>
      <text:p text:style-name="P28">php app/console doctrine:generate:entities ApplicationShopBundle</text:p>
      <text:p text:style-name="P28">php app/console doctrine:schema:update –force</text:p>
      <text:p text:style-name="P28">php app/console doctrine:fixtures:load</text:p>
      <text:p text:style-name="P28"/>
      <text:p text:style-name="P28">php app/console doctrine:generate:crud </text:p>
      <text:p text:style-name="P28">--entity=ApplicationShopBundle:Product </text:p>
      <text:p text:style-name="P28">--route-prefix=application_product </text:p>
      <text:p text:style-name="P28">--with-write </text:p>
      <text:p text:style-name="P28">--format=yml</text:p>
      <text:p text:style-name="P2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Generowanie kontrolera CRUD</text:p>
      <text:p text:style-name="P29"/>
      <text:p text:style-name="P25">1. Dodanie nowych plików za pomocą polecenia:</text:p>
      <text:p text:style-name="P25"/>
      <text:p text:style-name="P28">php app/console doctrine:generate:crud </text:p>
      <text:p text:style-name="P28">--entity=ApplicationShopBundle:Product</text:p>
      <text:p text:style-name="P28">--route-prefix=application_product </text:p>
      <text:p text:style-name="P28">--with-write </text:p>
      <text:p text:style-name="P28">--format=yml</text:p>
      <text:p text:style-name="P29"/>
      <text:p text:style-name="P29">src/Application/ShopBundle/Controller/<text:span text:style-name="T3">ProductController.php</text:span></text:p>
      <text:p text:style-name="P29"/>
      <text:p text:style-name="P29">src/Application/ShopBundle/<text:span text:style-name="T3">Form/ProductType.php</text:span></text:p>
      <text:p text:style-name="P29"/>
      <text:p text:style-name="P29">src/Application/ShopBundle/Resources/config/routing.yml</text:p>
      <text:p text:style-name="P29">src/Application/ShopBundle/Resources/config/<text:span text:style-name="T3">routing/product.yml</text:span></text:p>
      <text:p text:style-name="P29"/>
      <text:p text:style-name="P29">src/Application/ShopBundle/Resources/views/<text:span text:style-name="T3">Product/edit.html.twig</text:span></text:p>
      <text:p text:style-name="P29">src/Application/ShopBundle/Resources/views/<text:span text:style-name="T3">Product/index.html.twig</text:span></text:p>
      <text:p text:style-name="P29">src/Application/ShopBundle/Resources/views/<text:span text:style-name="T3">Product/new.html.twig</text:span></text:p>
      <text:p text:style-name="P29">src/Application/ShopBundle/Resources/views/<text:span text:style-name="T3">Product/show.html.twig</text:span></text:p>
      <text:p text:style-name="P29"/>
      <text:p text:style-name="P29">src/Application/ShopBundle/Tests/Controller/<text:span text:style-name="T3">ProductControllerTest.php</text:span></text:p>
      <text:p text:style-name="P29"/>
      <text:p text:style-name="P29"/>
      <text:p text:style-name="P26">2. Dodanie przekierowania do ruting-u:</text:p>
      <text:p text:style-name="P26"/>
      <text:p text:style-name="P29">src/Application/ShopBundle/Resources/config/routing.yml</text:p>
      <text:p text:style-name="P29"/>
      <text:p text:style-name="P21">#application_shop_application_product:</text:p>
      <text:p text:style-name="P20"># <text:s text:c="3"/>resource: "@ApplicationShopBundle/Resources/config/routing/product.yml"</text:p>
      <text:p text:style-name="P20"># <text:s text:c="3"/>prefix: <text:s text:c="2"/>/application_product</text:p>
      <text:p text:style-name="P19"/>
      <text:p text:style-name="P20">application_shop_product:</text:p>
      <text:p text:style-name="P20"><text:s text:c="4"/>resource: "@ApplicationShopBundle/Resources/config/routing/product.yml"</text:p>
      <text:p text:style-name="P20"><text:s text:c="4"/>prefix: <text:s text:c="2"/>/product</text:p>
      <text:p text:style-name="P19"/>
      <text:p text:style-name="P19">application_shop_homepage:</text:p>
      <text:p text:style-name="P19"><text:s text:c="4"/>path: <text:s text:c="4"/>/hello/{name}</text:p>
      <text:p text:style-name="P19"><text:s text:c="4"/>defaults: { _controller: ApplicationShopBundle:Default:index }</text:p>
      <text:p text:style-name="P19"/>
      <text:p text:style-name="P33"><text:span text:style-name="T24">3. Dodajemy jeszcze metodę do kategorii i t</text:span><text:span text:style-name="T25">ransakcji</text:span><text:span text:style-name="T24">:</text:span></text:p>
      <text:p text:style-name="P25"/>
      <text:p text:style-name="P25">src/Application/ShopBundle/Entity/Category.php</text:p>
      <text:p text:style-name="P25"/>
      <text:p text:style-name="P20"><text:s text:c="4"/><text:span text:style-name="T16">public function </text:span>__toString()</text:p>
      <text:p text:style-name="P20"><text:s text:c="4"/>{</text:p>
      <text:p text:style-name="P20"><text:s text:c="8"/><text:span text:style-name="T16">return </text:span>$this-&gt;getTitle();</text:p>
      <text:p text:style-name="P20"><text:s text:c="4"/>}</text:p>
      <text:p text:style-name="P25"/>
      <text:p text:style-name="P25">src/Application/ShopBundle/Entity/Transaction.php</text:p>
      <text:p text:style-name="P25"/>
      <text:p text:style-name="P20"><text:s text:c="4"/><text:span text:style-name="T16">public function </text:span>__toString()</text:p>
      <text:p text:style-name="P20"><text:s text:c="4"/>{</text:p>
      <text:p text:style-name="P20"><text:s text:c="8"/><text:span text:style-name="T16">return </text:span>$this-&gt;getShippingAddress();</text:p>
      <text:p text:style-name="P20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H59M51S</meta:editing-duration>
    <meta:editing-cycles>69</meta:editing-cycles>
    <meta:generator>OpenOffice.org/3.3$Win32 OpenOffice.org_project/330m20$Build-9567</meta:generator>
    <dc:date>2015-06-22T16:58:37.61</dc:date>
    <dc:creator>szymon idczak</dc:creator>
    <meta:document-statistic meta:table-count="0" meta:image-count="0" meta:object-count="0" meta:page-count="7" meta:paragraph-count="281" meta:word-count="721" meta:character-count="9078"/>
    <meta:user-defined meta:name="Info 1"/>
    <meta:user-defined meta:name="Info 2"/>
    <meta:user-defined meta:name="Info 3"/>
    <meta:user-defined meta:name="Info 4"/>
  </office:meta>
</office:document-meta>
</file>